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9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33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40" manifest:media-type=""/>
  <manifest:file-entry manifest:full-path="ObjectReplacements/Object 25" manifest:media-type="application/x-openoffice-gdimetafile;windows_formatname=&quot;GDIMetaFile&quot;"/>
  <manifest:file-entry manifest:full-path="ObjectReplacements/Object 35" manifest:media-type=""/>
  <manifest:file-entry manifest:full-path="ObjectReplacements/Object 41" manifest:media-type=""/>
  <manifest:file-entry manifest:full-path="ObjectReplacements/Object 36" manifest:media-type=""/>
  <manifest:file-entry manifest:full-path="ObjectReplacements/Object 42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"/>
  <manifest:file-entry manifest:full-path="ObjectReplacements/Object 29" manifest:media-type="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automatic-styles>
    <style:style style:name="P1" style:family="paragraph" style:parent-style-name="Standard">
      <style:text-properties style:font-name="Roboto Light" style:font-name-asian="Roboto Light1" style:font-name-complex="Roboto Light1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Roboto Light" style:font-name-asian="Roboto Light1" style:font-name-complex="Roboto Light1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Roboto Light" style:font-name-asian="Roboto Light1" style:font-name-complex="Roboto Light1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Standard">
      <style:paragraph-properties fo:margin-left="1in" fo:margin-right="0in" fo:text-indent="0in" style:auto-text-indent="false"/>
      <style:text-properties style:font-name="Roboto Light" style:font-name-asian="Roboto Light1" style:font-name-complex="Roboto Light1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 Light" style:font-name-asian="Roboto Light1" style:font-name-complex="Roboto Light1"/>
    </style:style>
    <style:style style:name="T2" style:family="text">
      <style:text-properties style:font-name="Roboto Light" style:text-underline-style="none" style:font-name-asian="Roboto Light1" style:font-name-complex="Roboto Light1"/>
    </style:style>
    <style:style style:name="T3" style:family="text">
      <style:text-properties style:font-name="Roboto" fo:font-size="12pt" style:font-name-asian="Roboto1" style:font-size-asian="12pt" style:font-name-complex="Roboto1" style:font-size-complex="12pt"/>
    </style:style>
    <style:style style:name="T4" style:family="text">
      <style:text-properties fo:color="#ffffff" style:font-name="Roboto Light" style:font-name-asian="Roboto Light1" style:font-name-complex="Roboto Light1" fo:background-color="#000000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General Physics 2 | 3rd Quarter</text:span></text:p>
      <text:p text:style-name="Standard"><text:span text:style-name="T3">WW1: Electric Forces &amp; Fields</text:span></text:p>
      <text:p text:style-name="Standard"><text:span text:style-name="T1">January 6 2022</text:span></text:p>
      <text:p text:style-name="Standard"><text:span text:style-name="T1">Pg 36-7</text:span></text:p>
      <text:p text:style-name="P1"/>
      <text:list xml:id="list2243017381" text:style-name="WWNum1">
        <text:list-item>
          <text:p text:style-name="P2"><text:span text:style-name="T1">What is the magnitude of the electric force between two electrons separated by a distance of </text:span><draw:frame draw:style-name="fr1" text:anchor-type="as-char" svg:width="0.5189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<text:s/>(approximately the diameter of an atom)?</text:span></text:p>
        </text:list-item>
      </text:list>
      <text:p text:style-name="P4"/>
      <text:p text:style-name="P3"><draw:frame draw:style-name="fr1" text:anchor-type="as-char" svg:width="0.6957in" svg:height="0.4417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text:anchor-type="as-char" svg:width="1.6819in" svg:height="0.4402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1" text:anchor-type="as-char" svg:width="1.1335in" svg:height="0.2075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"><text:s/></text:span></text:p>
      <text:p text:style-name="P5"><draw:rect text:anchor-type="as-char" style:rel-width="100%" draw:z-index="0" draw:style-name="gr1" draw:text-style-name="P11" svg:width="0.0012in" svg:height="0.0213in"><text:p/></draw:rect></text:p>
      <text:list xml:id="list40528460951263" text:continue-numbering="true" text:style-name="WWNum1">
        <text:list-item>
          <text:p text:style-name="P2"><text:span text:style-name="T1">Two particles with electric charges </text:span><draw:frame draw:style-name="fr1" text:anchor-type="as-char" svg:width="0.1256in" svg:height="0.1839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1"><text:s/>and </text:span><draw:frame draw:style-name="fr1" text:anchor-type="as-char" svg:width="0.3638in" svg:height="0.1839in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1"><text:s/>are separated by a distance of </text:span><draw:frame draw:style-name="fr1" text:anchor-type="as-char" svg:width="0.3484in" svg:height="0.1839in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1">.</text:span></text:p>
          <text:list>
            <text:list-item>
              <text:p text:style-name="P7"><text:span text:style-name="T1">If </text:span><draw:frame draw:style-name="fr1" text:anchor-type="as-char" svg:width="0.6173in" svg:height="0.1839in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1">, what is the electric force between the two particles?</text:span></text:p>
            </text:list-item>
          </text:list>
        </text:list-item>
      </text:list>
      <text:p text:style-name="P9"/>
      <text:p text:style-name="P8"><draw:frame draw:style-name="fr1" text:anchor-type="as-char" svg:width="2.8689in" svg:height="0.4402in" draw:z-index="0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<draw:frame draw:style-name="fr1" text:anchor-type="as-char" svg:width="1.3374in" svg:height="0.2193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1"><text:s/></text:span></text:p>
      <text:p text:style-name="P9"/>
      <text:list xml:id="list40527784371317" text:continue-numbering="true" text:style-name="WWNum1">
        <text:list-item>
          <text:list>
            <text:list-item>
              <text:p text:style-name="P7"><text:span text:style-name="T1">If </text:span><draw:frame draw:style-name="fr1" text:anchor-type="as-char" svg:width="0.8646in" svg:height="0.2in" draw:z-index="0"><draw:object xlink:href="./Object 22" xlink:type="simple" xlink:show="embed" xlink:actuate="onLoad"/><draw:image xlink:href="./ObjectReplacements/Object 22" xlink:type="simple" xlink:show="embed" xlink:actuate="onLoad"/></draw:frame><text:span text:style-name="T1">, how does the answer change?</text:span></text:p>
            </text:list-item>
          </text:list>
        </text:list-item>
      </text:list>
      <text:p text:style-name="P9"/>
      <text:p text:style-name="P8"><draw:frame draw:style-name="fr1" text:anchor-type="as-char" svg:width="3.1181in" svg:height="0.4402in" draw:z-index="0"><draw:object xlink:href="./Object 24" xlink:type="simple" xlink:show="embed" xlink:actuate="onLoad"/><draw:image xlink:href="./ObjectReplacements/Object 24" xlink:type="simple" xlink:show="embed" xlink:actuate="onLoad"/></draw:frame></text:p>
      <text:p text:style-name="P8"><draw:frame draw:style-name="fr1" text:anchor-type="as-char" svg:width="1.3374in" svg:height="0.2193in" draw:z-index="0"><draw:object xlink:href="./Object 26" xlink:type="simple" xlink:show="embed" xlink:actuate="onLoad"/><draw:image xlink:href="./ObjectReplacements/Object 26" xlink:type="simple" xlink:show="embed" xlink:actuate="onLoad"/></draw:frame><text:span text:style-name="T1"><text:s/></text:span></text:p>
      <text:p text:style-name="P9"/>
      <text:p text:style-name="P8"><text:span text:style-name="T4">No. The answer doesn’t change regardless the change of signs.</text:span><text:span text:style-name="T1"> </text:span></text:p>
      <text:p text:style-name="P6"/>
      <text:p text:style-name="P5"><draw:rect text:anchor-type="as-char" style:rel-width="100%" draw:z-index="1" draw:style-name="gr1" draw:text-style-name="P11" svg:width="0.0012in" svg:height="0.0213in"><text:p/></draw:rect></text:p>
      <text:list xml:id="list40527624945978" text:continue-numbering="true" text:style-name="WWNum1">
        <text:list-item>
          <text:p text:style-name="P2"><text:span text:style-name="T1">Two point charges are separated by a distance </text:span><draw:frame draw:style-name="fr1" text:anchor-type="as-char" svg:width="0.0756in" svg:height="0.1839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1">. If the separation is reduced by a factor of </text:span><draw:frame draw:style-name="fr1" text:anchor-type="as-char" svg:width="0.2098in" svg:height="0.1839in" draw:z-index="0"><draw:object xlink:href="./Object 30" xlink:type="simple" xlink:show="embed" xlink:actuate="onLoad"/><draw:image xlink:href="./ObjectReplacements/Object 30" xlink:type="simple" xlink:show="embed" xlink:actuate="onLoad"/></draw:frame><text:span text:style-name="T1">, by what factor does the electric force between them change?</text:span></text:p>
        </text:list-item>
      </text:list>
      <text:p text:style-name="P4"/>
      <text:p text:style-name="P3"><draw:frame draw:style-name="fr1" text:anchor-type="as-char" svg:width="2.8689in" svg:height="0.4402in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3"><draw:frame draw:style-name="fr1" text:anchor-type="as-char" svg:width="1.3846in" svg:height="0.2193in" draw:z-index="0"><draw:object xlink:href="./Object 34" xlink:type="simple" xlink:show="embed" xlink:actuate="onLoad"/><draw:image xlink:href="./ObjectReplacements/Object 34" xlink:type="simple" xlink:show="embed" xlink:actuate="onLoad"/></draw:frame></text:p>
      <text:p text:style-name="P4"/>
      <text:p text:style-name="P3"><draw:frame draw:style-name="fr1" text:anchor-type="as-char" svg:width="1.2709in" svg:height="0.4402in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1"><text:s/></text:span></text:p>
      <text:p text:style-name="P4"/>
      <text:p text:style-name="P3"><draw:frame draw:style-name="fr1" text:anchor-type="as-char" svg:width="1.6819in" svg:height="0.4402in" draw:z-index="0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text:anchor-type="as-char" svg:width="1.1335in" svg:height="0.2075in" draw:z-index="0"><draw:object xlink:href="./Object 40" xlink:type="simple" xlink:show="embed" xlink:actuate="onLoad"/><draw:image xlink:href="./ObjectReplacements/Object 40" xlink:type="simple" xlink:show="embed" xlink:actuate="onLoad"/></draw:frame></text:p>
      <text:p text:style-name="P3"><draw:frame draw:style-name="fr1" text:anchor-type="as-char" svg:width="1.1402in" svg:height="0.4402in" draw:z-index="0"><draw:object xlink:href="./Object 42" xlink:type="simple" xlink:show="embed" xlink:actuate="onLoad"/><draw:image xlink:href="./ObjectReplacements/Object 42" xlink:type="simple" xlink:show="embed" xlink:actuate="onLoad"/></draw:frame><text:span text:style-name="T1"><text:s/></text:span></text:p>
      <text:p text:style-name="P4"/>
      <text:p text:style-name="P3"><text:span text:style-name="T4">Therefore, the electric force changes by a factor of 4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 Light" fo:font-family="'Roboto Light'" style:font-family-generic="roman" style:font-pitch="variable" style:text-underline-style="none"/>
    </style:style>
    <style:style style:name="ListLabel_20_2" style:display-name="ListLabel 2" style:family="text">
      <style:text-properties style:font-name="Roboto Light" fo:font-family="'Roboto Light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21" meta:page-count="1" meta:paragraph-count="26" meta:word-count="123" meta:character-count="665" meta:non-whitespace-character-count="548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i>Q</mi>
    <annotation encoding="StarMath 5.0">Q</annotation>
  </semantics>
</math>
</file>

<file path=Object 12/content.xml><?xml version="1.0" encoding="utf-8"?>
<math xmlns="http://www.w3.org/1998/Math/MathML" display="block">
  <semantics>
    <mrow>
      <mrow>
        <mo stretchy="false">−</mo>
        <mn>3</mn>
      </mrow>
      <mi>Q</mi>
    </mrow>
    <annotation encoding="StarMath 5.0">-3Q</annotation>
  </semantics>
</math>
</file>

<file path=Object 14/content.xml><?xml version="1.0" encoding="utf-8"?>
<math xmlns="http://www.w3.org/1998/Math/MathML" display="block">
  <semantics>
    <mrow>
      <mn>1.2</mn>
      <mi>m</mi>
    </mrow>
    <annotation encoding="StarMath 5.0">1.2 m</annotation>
  </semantics>
</math>
</file>

<file path=Object 16/content.xml><?xml version="1.0" encoding="utf-8"?>
<math xmlns="http://www.w3.org/1998/Math/MathML" display="block">
  <semantics>
    <mrow>
      <mrow>
        <mi>Q</mi>
        <mo stretchy="false">=</mo>
        <mn>4.5</mn>
      </mrow>
      <mi>C</mi>
    </mrow>
    <annotation encoding="StarMath 5.0">Q=4.5 C</annotation>
  </semantics>
</math>
</file>

<file path=Object 18/content.xml><?xml version="1.0" encoding="utf-8"?>
<math xmlns="http://www.w3.org/1998/Math/MathML" display="block">
  <semantics>
    <mrow>
      <mrow>
        <mi>F</mi>
        <mo stretchy="false">=</mo>
        <mfrac>
          <mrow>
            <mn>8.99</mn>
            <mi>×</mi>
            <mn>1</mn>
            <msup>
              <mn>0</mn>
              <mn>9</mn>
            </msup>
            <mi>N</mi>
            <msup>
              <mi>m</mi>
              <mn>2</mn>
            </msup>
          </mrow>
          <msup>
            <mi>C</mi>
            <mn>2</mn>
          </msup>
        </mfrac>
      </mrow>
      <mi>⋅</mi>
      <mfrac>
        <mrow>
          <mrow>
            <mo fence="true" stretchy="false">(</mo>
            <mrow>
              <mrow>
                <mn>4.5</mn>
                <mi>C</mi>
              </mrow>
            </mrow>
            <mo fence="true" stretchy="false">)</mo>
          </mrow>
          <mi>×</mi>
          <mrow>
            <mo fence="true" stretchy="false">(</mo>
            <mrow>
              <mrow>
                <mrow>
                  <mo stretchy="false">−</mo>
                  <mn>3</mn>
                </mrow>
                <mi>×</mi>
                <mn>4.5</mn>
                <mi>C</mi>
              </mrow>
            </mrow>
            <mo fence="true" stretchy="false">)</mo>
          </mrow>
        </mrow>
        <mrow>
          <mrow/>
          <mrow/>
        </mrow>
      </mfrac>
    </mrow>
    <annotation encoding="StarMath 5.0">F= {8.99 × 1 {0} ^ {9}  N {m} ^ {2}} over {{C} ^ {2}} ⋅ {(4.5 C) × (-3 × 4.5 C)} over {(1.2 m {)} ^ {2}} = {(8.99 × 1 {0} ^ {9}  N {m} ^ {2} ) ⋅ (-60.75  {C} ^ {2} )} over {1.44  {m} ^ {2} {C} ^ {2}} = {-5.46 × 1 {0} ^ {-11}  N {m} ^ {2} {C} ^ {2}} over {1.44  {m} ^ {2} {C} ^ {2}}</annotation>
  </semantics>
</math>
</file>

<file path=Object 2/content.xml><?xml version="1.0" encoding="utf-8"?>
<math xmlns="http://www.w3.org/1998/Math/MathML" display="block">
  <semantics>
    <mrow>
      <mn>0.10</mn>
      <mi mathvariant="italic">nm</mi>
    </mrow>
    <annotation encoding="StarMath 5.0">0.10 nm</annotation>
  </semantics>
</math>
</file>

<file path=Object 20/content.xml><?xml version="1.0" encoding="utf-8"?>
<math xmlns="http://www.w3.org/1998/Math/MathML" display="block">
  <semantics>
    <mrow>
      <mi>F</mi>
      <mo stretchy="false">=</mo>
      <mrow>
        <mo fence="true" stretchy="false">(</mo>
        <mrow>
          <mrow>
            <mrow>
              <mo stretchy="false">−</mo>
              <mn>3.79</mn>
            </mrow>
            <mi>×</mi>
            <mn>1</mn>
            <msup>
              <mn>0</mn>
              <mn>9</mn>
            </msup>
            <mi>N</mi>
          </mrow>
        </mrow>
        <mo fence="true" stretchy="false">)</mo>
      </mrow>
    </mrow>
    <annotation encoding="StarMath 5.0">F=(-3.79 × 1 {0} ^ {9}  N)</annotation>
  </semantics>
</math>
</file>

<file path=Object 22/content.xml><?xml version="1.0" encoding="utf-8"?>
<math xmlns="http://www.w3.org/1998/Math/MathML" display="block">
  <semantics>
    <mrow>
      <mi>Q</mi>
      <mo stretchy="false">=</mo>
      <mrow>
        <mo fence="true" stretchy="false">(</mo>
        <mrow>
          <mrow>
            <mrow>
              <mo stretchy="false">−</mo>
              <mn>4.5</mn>
            </mrow>
            <mi>C</mi>
          </mrow>
        </mrow>
        <mo fence="true" stretchy="false">)</mo>
      </mrow>
    </mrow>
    <annotation encoding="StarMath 5.0">Q=(-4.5 C)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frac>
          <mrow>
            <mn>8.99</mn>
            <mi>×</mi>
            <mn>1</mn>
            <msup>
              <mn>0</mn>
              <mn>9</mn>
            </msup>
            <mi>N</mi>
            <msup>
              <mi>m</mi>
              <mn>2</mn>
            </msup>
          </mrow>
          <msup>
            <mi>C</mi>
            <mn>2</mn>
          </msup>
        </mfrac>
      </mrow>
      <mi>⋅</mi>
      <mfrac>
        <mrow>
          <mrow>
            <mo fence="true" stretchy="false">(</mo>
            <mrow>
              <mrow>
                <mrow>
                  <mo stretchy="false">−</mo>
                  <mn>4.5</mn>
                </mrow>
                <mi>C</mi>
              </mrow>
            </mrow>
            <mo fence="true" stretchy="false">)</mo>
          </mrow>
          <mi>×</mi>
          <mrow>
            <mo fence="true" stretchy="false">(</mo>
            <mrow>
              <mrow>
                <mrow>
                  <mo stretchy="false">−</mo>
                  <mn>3</mn>
                </mrow>
                <mrow>
                  <mi>×</mi>
                  <mo stretchy="false">−</mo>
                  <mn>4.5</mn>
                </mrow>
                <mi>C</mi>
              </mrow>
            </mrow>
            <mo fence="true" stretchy="false">)</mo>
          </mrow>
        </mrow>
        <mrow>
          <mrow/>
          <mrow/>
        </mrow>
      </mfrac>
    </mrow>
    <annotation encoding="StarMath 5.0">F= {8.99 × 1 {0} ^ {9}  N {m} ^ {2}} over {{C} ^ {2}} ⋅ {(-4.5 C) × (-3 × -4.5 C)} over {(1.2 m {)} ^ {2}} = {(8.99 × 1 {0} ^ {9}  N {m} ^ {2} ) ⋅ (-60.75  {C} ^ {2} )} over {1.44  {m} ^ {2} {C} ^ {2}} = {-5.46 × 1 {0} ^ {-11}  N {m} ^ {2} {C} ^ {2}} over {1.44  {m} ^ {2} {C} ^ {2}}</annotation>
  </semantics>
</math>
</file>

<file path=Object 26/content.xml><?xml version="1.0" encoding="utf-8"?>
<math xmlns="http://www.w3.org/1998/Math/MathML" display="block">
  <semantics>
    <mrow>
      <mi>F</mi>
      <mo stretchy="false">=</mo>
      <mrow>
        <mo fence="true" stretchy="false">(</mo>
        <mrow>
          <mrow>
            <mrow>
              <mo stretchy="false">−</mo>
              <mn>3.79</mn>
            </mrow>
            <mi>×</mi>
            <mn>1</mn>
            <msup>
              <mn>0</mn>
              <mn>9</mn>
            </msup>
            <mi>N</mi>
          </mrow>
        </mrow>
        <mo fence="true" stretchy="false">)</mo>
      </mrow>
    </mrow>
    <annotation encoding="StarMath 5.0">F=(-3.79 × 1 {0} ^ {9}  N)</annotation>
  </semantics>
</math>
</file>

<file path=Object 28/content.xml><?xml version="1.0" encoding="utf-8"?>
<math xmlns="http://www.w3.org/1998/Math/MathML" display="block">
  <semantics>
    <mi>r</mi>
    <annotation encoding="StarMath 5.0">r</annotation>
  </semantics>
</math>
</file>

<file path=Object 30/content.xml><?xml version="1.0" encoding="utf-8"?>
<math xmlns="http://www.w3.org/1998/Math/MathML" display="block">
  <semantics>
    <mn>1.5</mn>
    <annotation encoding="StarMath 5.0">1.5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frac>
          <mrow>
            <mn>8.99</mn>
            <mi>×</mi>
            <mn>1</mn>
            <msup>
              <mn>0</mn>
              <mn>9</mn>
            </msup>
            <mi>N</mi>
            <msup>
              <mi>m</mi>
              <mn>2</mn>
            </msup>
          </mrow>
          <msup>
            <mi>C</mi>
            <mn>2</mn>
          </msup>
        </mfrac>
      </mrow>
      <mi>⋅</mi>
      <mfrac>
        <mrow>
          <mrow>
            <mo fence="true" stretchy="false">(</mo>
            <mrow>
              <mrow>
                <mn>4.5</mn>
                <mi>C</mi>
              </mrow>
            </mrow>
            <mo fence="true" stretchy="false">)</mo>
          </mrow>
          <mi>×</mi>
          <mrow>
            <mo fence="true" stretchy="false">(</mo>
            <mrow>
              <mrow>
                <mrow>
                  <mo stretchy="false">−</mo>
                  <mn>3</mn>
                </mrow>
                <mi>×</mi>
                <mn>4.5</mn>
                <mi>C</mi>
              </mrow>
            </mrow>
            <mo fence="true" stretchy="false">)</mo>
          </mrow>
        </mrow>
        <mrow>
          <mrow/>
          <mrow/>
        </mrow>
      </mfrac>
    </mrow>
    <annotation encoding="StarMath 5.0">F= {8.99 × 1 {0} ^ {9}  N {m} ^ {2}} over {{C} ^ {2}} ⋅ {(4.5 C) × (-3 × 4.5 C)} over {(-0.6 m {)} ^ {2}} = {(8.99 × 1 {0} ^ {9}  N {m} ^ {2} ) ⋅ (-60.75  {C} ^ {2} )} over {0.36  {m} ^ {2} {C} ^ {2}} = {-5.46 × 1 {0} ^ {-11}  N {m} ^ {2} {C} ^ {2}} over {0.36  {m} ^ {2} {C} ^ {2}}</annotation>
  </semantics>
</math>
</file>

<file path=Object 34/content.xml><?xml version="1.0" encoding="utf-8"?>
<math xmlns="http://www.w3.org/1998/Math/MathML" display="block">
  <semantics>
    <mrow>
      <mi>F</mi>
      <mo stretchy="false">=</mo>
      <mrow>
        <mo fence="true" stretchy="false">(</mo>
        <mrow>
          <mrow>
            <mrow>
              <mo stretchy="false">−</mo>
              <mn>1.52</mn>
            </mrow>
            <mi>×</mi>
            <mn>1</mn>
            <msup>
              <mn>0</mn>
              <mn>10</mn>
            </msup>
            <mi>N</mi>
          </mrow>
        </mrow>
        <mo fence="true" stretchy="false">)</mo>
      </mrow>
    </mrow>
    <annotation encoding="StarMath 5.0">F=(-1.52 × 1 {0} ^ {10}  N)</annotation>
  </semantics>
</math>
</file>

<file path=Object 36/content.xml><?xml version="1.0" encoding="utf-8"?>
<math xmlns="http://www.w3.org/1998/Math/MathML" display="block">
  <semantics>
    <mrow>
      <mfrac>
        <mrow>
          <mrow>
            <mo stretchy="false">−</mo>
            <mn>1.52</mn>
          </mrow>
          <mi>×</mi>
          <mn>1</mn>
          <msup>
            <mn>0</mn>
            <mn>10</mn>
          </msup>
          <mi>N</mi>
        </mrow>
        <mrow>
          <mrow>
            <mo stretchy="false">−</mo>
            <mn>3.79</mn>
          </mrow>
          <mi>×</mi>
          <mn>1</mn>
          <msup>
            <mn>0</mn>
            <mn>9</mn>
          </msup>
          <mi>N</mi>
        </mrow>
      </mfrac>
      <mo stretchy="false">=</mo>
      <mn>4</mn>
    </mrow>
    <annotation encoding="StarMath 5.0">{-1.52 × 1 {0} ^ {10}  N} over {-3.79 × 1 {0} ^ {9}  N} =4</annotation>
  </semantics>
</math>
</file>

<file path=Object 38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n>8.99</mn>
              <mi>⋅</mi>
              <mn>1</mn>
              <msup>
                <mn>0</mn>
                <mn>9</mn>
              </msup>
              <mfrac>
                <mrow>
                  <mi>N</mi>
                  <msup>
                    <mi>m</mi>
                    <mn>2</mn>
                  </msup>
                </mrow>
                <msup>
                  <mi>C</mi>
                  <mn>2</mn>
                </msup>
              </mfrac>
            </mrow>
          </mrow>
          <mo fence="true" stretchy="false">)</mo>
        </mrow>
      </mrow>
      <mi>×</mi>
      <mrow>
        <mrow/>
        <mrow/>
      </mrow>
    </mrow>
    <annotation encoding="StarMath 5.0">F=(8.99 ⋅ 1 {0} ^ {9}   {N {m} ^ {2}} over {{C} ^ {2}} ) × {(-1.6 × 1 {0} ^ {-19} C {)} ^ {2}} over {(-0.05 nm {)} ^ {2}} = {(8.99 × 1 {0} ^ {9}  N {m} ^ {2} ) ⋅ (2.56 × 1 {0} ^ {-38} { C} ^ {2} )} over {0.0025 n {m} ^ {2} ⋅ {C} ^ {2}} = {2.3 × 1 {0} ^ {-28}  N {m} ^ {2} {C} ^ {2}} over {2.5 × 1 {0} ^ {-12}   {m} ^ {2} {C} ^ {2}}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i>k</mi>
      </mrow>
      <mfrac>
        <mrow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=k {{q} rsub {1} {q} rsub {2}} over {{r} ^ {2}}</annotation>
  </semantics>
</math>
</file>

<file path=Object 40/content.xml><?xml version="1.0" encoding="utf-8"?>
<math xmlns="http://www.w3.org/1998/Math/MathML" display="block">
  <semantics>
    <mrow>
      <mrow>
        <mi>F</mi>
        <mo stretchy="false">=</mo>
        <mn>9.2</mn>
      </mrow>
      <mi>×</mi>
      <mn>1</mn>
      <msup>
        <mn>0</mn>
        <mrow>
          <mo stretchy="false">−</mo>
          <mn>17</mn>
        </mrow>
      </msup>
      <mi>N</mi>
    </mrow>
    <annotation encoding="StarMath 5.0">F=9.2 × 1 {0} ^ {-17}  N</annotation>
  </semantics>
</math>
</file>

<file path=Object 42/content.xml><?xml version="1.0" encoding="utf-8"?>
<math xmlns="http://www.w3.org/1998/Math/MathML" display="block">
  <semantics>
    <mrow>
      <mfrac>
        <mrow>
          <mn>9.2</mn>
          <mi>×</mi>
          <mn>1</mn>
          <msup>
            <mn>0</mn>
            <mrow>
              <mo stretchy="false">−</mo>
              <mn>17</mn>
            </mrow>
          </msup>
          <mi>N</mi>
        </mrow>
        <mrow>
          <mn>2.3</mn>
          <mi>×</mi>
          <mn>1</mn>
          <msup>
            <mn>0</mn>
            <mrow>
              <mo stretchy="false">−</mo>
              <mn>17</mn>
            </mrow>
          </msup>
          <mi>N</mi>
        </mrow>
      </mfrac>
      <mo stretchy="false">=</mo>
      <mn>4</mn>
    </mrow>
    <annotation encoding="StarMath 5.0">{9.2 × 1 {0} ^ {-17}  N} over {2.3 × 1 {0} ^ {-17}  N} =4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n>8.99</mn>
              <mi>⋅</mi>
              <mn>1</mn>
              <msup>
                <mn>0</mn>
                <mn>9</mn>
              </msup>
              <mfrac>
                <mrow>
                  <mi>N</mi>
                  <msup>
                    <mi>m</mi>
                    <mn>2</mn>
                  </msup>
                </mrow>
                <msup>
                  <mi>C</mi>
                  <mn>2</mn>
                </msup>
              </mfrac>
            </mrow>
          </mrow>
          <mo fence="true" stretchy="false">)</mo>
        </mrow>
      </mrow>
      <mi>×</mi>
      <mrow>
        <mrow/>
        <mrow/>
      </mrow>
    </mrow>
    <annotation encoding="StarMath 5.0">F=(8.99 ⋅ 1 {0} ^ {9}   {N {m} ^ {2}} over {{C} ^ {2}} ) × {(-1.6 × 1 {0} ^ {-19} C {)} ^ {2}} over {(0.10 nm {)} ^ {2}} = {(8.99 × 1 {0} ^ {9}  N {m} ^ {2} ) ⋅ (2.56 × 1 {0} ^ {-38} { C} ^ {2} )} over {0.01 n {m} ^ {2} ⋅ {C} ^ {2}} = {2.3 × 1 {0} ^ {-28}  N {m} ^ {2} {C} ^ {2}} over {1 × 1 {0} ^ {-11}   {m} ^ {2} {C} ^ {2}}</annotation>
  </semantics>
</math>
</file>

<file path=Object 8/content.xml><?xml version="1.0" encoding="utf-8"?>
<math xmlns="http://www.w3.org/1998/Math/MathML" display="block">
  <semantics>
    <mrow>
      <mrow>
        <mi>F</mi>
        <mo stretchy="false">=</mo>
        <mn>2.3</mn>
      </mrow>
      <mi>×</mi>
      <mn>1</mn>
      <msup>
        <mn>0</mn>
        <mrow>
          <mo stretchy="false">−</mo>
          <mn>17</mn>
        </mrow>
      </msup>
      <mi>N</mi>
    </mrow>
    <annotation encoding="StarMath 5.0">F=2.3 × 1 {0} ^ {-17}  N</annotation>
  </semantics>
</math>
</file>